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1dd04d" officeooo:paragraph-rsid="00113225"/>
    </style:style>
    <style:style style:name="P2" style:family="paragraph" style:parent-style-name="Heading_20_2">
      <style:text-properties officeooo:rsid="001d939d" officeooo:paragraph-rsid="00113225"/>
    </style:style>
    <style:style style:name="P3" style:family="paragraph" style:parent-style-name="Heading_20_2">
      <style:text-properties officeooo:paragraph-rsid="00113225"/>
    </style:style>
    <style:style style:name="P4" style:family="paragraph" style:parent-style-name="Heading_20_2">
      <style:text-properties officeooo:rsid="00113225" officeooo:paragraph-rsid="00113225"/>
    </style:style>
    <style:style style:name="P5" style:family="paragraph" style:parent-style-name="Title">
      <style:text-properties officeooo:paragraph-rsid="00113225"/>
    </style:style>
    <style:style style:name="P6" style:family="paragraph" style:parent-style-name="Standard">
      <style:text-properties style:text-underline-style="none" fo:font-weight="normal" officeooo:rsid="000b42dc" officeooo:paragraph-rsid="00113225" style:font-weight-asian="normal" style:font-weight-complex="normal"/>
    </style:style>
    <style:style style:name="P7" style:family="paragraph" style:parent-style-name="Text_20_body">
      <style:text-properties officeooo:rsid="001d939d" officeooo:paragraph-rsid="00113225"/>
    </style:style>
    <style:style style:name="P8" style:family="paragraph" style:parent-style-name="Text_20_body">
      <style:text-properties officeooo:paragraph-rsid="00113225"/>
    </style:style>
    <style:style style:name="P9" style:family="paragraph" style:parent-style-name="Text_20_body">
      <style:text-properties officeooo:rsid="00113225" officeooo:paragraph-rsid="00113225"/>
    </style:style>
    <style:style style:name="T1" style:family="text">
      <style:text-properties officeooo:rsid="000f58a7"/>
    </style:style>
    <style:style style:name="T2" style:family="text">
      <style:text-properties officeooo:rsid="001dd04d"/>
    </style:style>
    <style:style style:name="T3" style:family="text">
      <style:text-properties officeooo:rsid="001132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Point cloud segmentation study Informed Consent Form</text:span></text:p>
      <text:h text:style-name="P4" text:outline-level="2">Investigator</text:h>
      <text:p text:style-name="P9">Rickert Mulder (MSc student at the Computer Science department of The University of Cape Town)</text:p>
      <text:h text:style-name="P1" text:outline-level="2">Purpose</text:h>
      <text:p text:style-name="P6">The purpose of this study is to investigate how different elements in a user <text:span text:style-name="T1">interface</text:span> affects the <text:span text:style-name="T1">performance</text:span> of a point cloud segmentation task.</text:p>
      <text:h text:style-name="P3" text:outline-level="2">Duration</text:h>
      <text:p text:style-name="P7">The study will take approximately 1hour to complete.</text:p>
      <text:h text:style-name="P2" text:outline-level="2">Compensation</text:h>
      <text:p text:style-name="P7">You will be paid R30 upon completion of this study.</text:p>
      <text:h text:style-name="P1" text:outline-level="2">Voluntarism</text:h>
      <text:p text:style-name="P8">Participation is voluntary. The participant may discontinue at any time without any penalty or loss of benefits to which the participant is otherwise entitled. The decision to participate, decline, or withdraw from participation will have no effect on the subject's grades at, status at, or future relations with the University of <text:span text:style-name="T3">Cape Town</text:span>.</text:p>
      <text:h text:style-name="P2" text:outline-level="2"><text:span text:style-name="T2">Discomforts and </text:span>Risks</text:h>
      <text:p text:style-name="P7">There are no known risks or harm that might come to you as a result of participating in this study.</text:p>
      <text:h text:style-name="P2" text:outline-level="2">Confidentiality</text:h>
      <text:p text:style-name="P7">No personally identifiable information will be recorded as part of this study.</text:p>
      <text:p text:style-name="P9"/>
      <text:p text:style-name="P9">I have read and understand the above consent form and voluntarily agree to</text:p>
      <text:p text:style-name="P9">participate in this study.</text:p>
      <text:p text:style-name="P9"/>
      <text:p text:style-name="P7">-------------------------- <text:s text:c="83"/>-------------------------------</text:p>
      <text:p text:style-name="P9">Participant Signature<text:tab/><text:tab/><text:tab/><text:tab/><text:tab/><text:tab/><text:tab/><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8:19:54.530922003</meta:creation-date>
    <dc:date>2016-02-11T18:28:12.989239646</dc:date>
    <meta:editing-duration>P0D</meta:editing-duration>
    <meta:editing-cycles>1</meta:editing-cycles>
    <meta:document-statistic meta:table-count="0" meta:image-count="0" meta:object-count="0" meta:page-count="1" meta:paragraph-count="19" meta:word-count="180" meta:character-count="1273" meta:non-whitespace-character-count="1022"/>
    <meta:generator>LibreOffice/4.2.8.2$Linux_X86_64 LibreOffice_project/420m0$Build-2</meta:generator>
  </office:meta>
</office:document-meta>
</file>